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Generator.compile( OActivity output , Activity srcx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InvokeGenerator.isMember( Correlation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Generator.doCorrelations( List &lt; Correlation &gt; correlations , OScope . Variable var , Collection &lt; OScope . CorrelationSet &gt; assertCorrelations , Collection &lt; OScope . CorrelationSet &gt; initCorrelatio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